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e4b9a" officeooo:paragraph-rsid="001e4b9a"/>
    </style:style>
    <style:style style:name="P2" style:family="paragraph" style:parent-style-name="Preformatted_20_Text">
      <style:text-properties fo:font-style="italic" officeooo:rsid="001e4b9a" officeooo:paragraph-rsid="001e4b9a" style:font-style-asian="italic" style:font-style-complex="italic"/>
    </style:style>
    <style:style style:name="P3" style:family="paragraph" style:parent-style-name="Preformatted_20_Text">
      <style:text-properties fo:font-style="italic" officeooo:rsid="0020831d" officeooo:paragraph-rsid="0020831d" style:font-style-asian="italic" style:font-style-complex="italic"/>
    </style:style>
    <style:style style:name="P4" style:family="paragraph" style:parent-style-name="Preformatted_20_Text">
      <style:text-properties fo:font-size="12pt" fo:font-style="italic" fo:font-weight="bold" officeooo:rsid="001e4b9a" officeooo:paragraph-rsid="001e4b9a" style:font-size-asian="12pt" style:font-style-asian="italic" style:font-weight-asian="bold" style:font-size-complex="12pt" style:font-style-complex="italic" style:font-weight-complex="bold"/>
    </style:style>
    <style:style style:name="P5" style:family="paragraph" style:parent-style-name="Preformatted_20_Text">
      <style:text-properties fo:font-size="15pt" fo:font-style="italic" fo:font-weight="bold" officeooo:rsid="001fdbc3" officeooo:paragraph-rsid="001fdbc3" style:font-size-asian="15pt" style:font-style-asian="italic" style:font-weight-asian="bold" style:font-size-complex="15pt" style:font-style-complex="italic" style:font-weight-complex="bold"/>
    </style:style>
    <style:style style:name="P6" style:family="paragraph" style:parent-style-name="Preformatted_20_Text">
      <style:text-properties fo:font-size="13pt" fo:font-style="italic" fo:font-weight="bold" officeooo:rsid="001e4b9a" officeooo:paragraph-rsid="001e4b9a" style:font-size-asian="13pt" style:font-style-asian="italic" style:font-weight-asian="bold" style:font-size-complex="13pt" style:font-style-complex="italic" style:font-weight-complex="bold"/>
    </style:style>
    <style:style style:name="P7" style:family="paragraph" style:parent-style-name="Preformatted_20_Text">
      <style:text-properties fo:font-size="13pt" fo:font-style="italic" fo:font-weight="bold" officeooo:rsid="0020831d" officeooo:paragraph-rsid="0020831d" style:font-size-asian="13pt" style:font-style-asian="italic" style:font-weight-asian="bold" style:font-size-complex="13pt" style:font-style-complex="italic" style:font-weight-complex="bold"/>
    </style:style>
    <style:style style:name="P8" style:family="paragraph" style:parent-style-name="Preformatted_20_Text">
      <style:text-properties fo:font-style="normal" officeooo:rsid="0020831d" officeooo:paragraph-rsid="0020831d" style:font-style-asian="normal" style:font-style-complex="normal"/>
    </style:style>
    <style:style style:name="P9" style:family="paragraph" style:parent-style-name="Preformatted_20_Text">
      <style:text-properties fo:font-style="normal" officeooo:rsid="00216026" officeooo:paragraph-rsid="00216026" style:font-style-asian="normal" style:font-style-complex="normal"/>
    </style:style>
    <style:style style:name="P10" style:family="paragraph" style:parent-style-name="Preformatted_20_Text">
      <style:text-properties officeooo:rsid="001e4b9a" officeooo:paragraph-rsid="001e4b9a"/>
    </style:style>
    <style:style style:name="P11" style:family="paragraph" style:parent-style-name="Preformatted_20_Text">
      <style:text-properties officeooo:rsid="00216026" officeooo:paragraph-rsid="00216026"/>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chiv Funktionen</text:p>
      <text:p text:style-name="P2"/>
      <text:p text:style-name="P2"/>
      <text:p text:style-name="P6">Änderungen der Sourcen:</text:p>
      <text:p text:style-name="P7"/>
      <text:p text:style-name="P3">Zuerst Archiv auf aktuellen Stand bringen:</text:p>
      <text:p text:style-name="P8">git pull</text:p>
      <text:p text:style-name="P9">AltRepa1rD0rf</text:p>
      <text:p text:style-name="P3"/>
      <text:p text:style-name="P2">Im Verzeichnis ‘asciidoc’ die Textdateien editieren.</text:p>
      <text:p text:style-name="P2">zum Ausprobieren (lokal bauen)</text:p>
      <text:p text:style-name="P1">bin/build.sh</text:p>
      <text:p text:style-name="P1"/>
      <text:p text:style-name="P2">Einbringen ins Archiv:</text:p>
      <text:p text:style-name="P2">Damit kannst Du Dir nochmal anzeigen lassen, welche Dateien Du geändert hast.</text:p>
      <text:p text:style-name="P1">git status</text:p>
      <text:p text:style-name="P1"/>
      <text:p text:style-name="P2">zeigt Dir die Änderungen nochmal genau an.</text:p>
      <text:p text:style-name="P1">git diff</text:p>
      <text:p text:style-name="P1"/>
      <text:p text:style-name="P2">Wenn Du zufrieden bist, committest Du die Änderungen:</text:p>
      <text:p text:style-name="P1">git commit -am "kurze Beschreibung der Änderungen (Commit Message)"</text:p>
      <text:p text:style-name="P1"/>
      <text:p text:style-name="P2">Bis zu diesem Zeitpunkt ist das alles noch lokal bei Dir. Wenn Du den</text:p>
      <text:p text:style-name="P2">erreichten Stand veröffentlichen willst, sagst Du</text:p>
      <text:p text:style-name="P1">git push</text:p>
      <text:p text:style-name="P11">AltRepa1rD0rf</text:p>
      <text:p text:style-name="P2"/>
      <text:p text:style-name="P2"/>
      <text:p text:style-name="P4">Archiv unter Linux anlegen:</text:p>
      <text:p text:style-name="P2">Prüfen der vorhandenen Pakete:</text:p>
      <text:p text:style-name="P2">Damit es funktioniert, musst Du auf Deinem Linux vermutlich noch ein paar Pakete nachinstallieren, die je nach Distribution so oder so ähnlich heißen:</text:p>
      <text:p text:style-name="P1">* asciidoc</text:p>
      <text:p text:style-name="P1">* libconfig-inifiles-perl</text:p>
      <text:p text:style-name="P1">* libdigest-hmac-perl</text:p>
      <text:p text:style-name="P1"><text:s/></text:p>
      <text:p text:style-name="P1"/>
      <text:p text:style-name="P2">Wie kann ich nach den Paketen suchen und prüfen,</text:p>
      <text:p text:style-name="P2">ob sie vorhanden sind? </text:p>
      <text:p text:style-name="P1">sudo aptitude search inifiles</text:p>
      <text:p text:style-name="P1"/>
      <text:p text:style-name="P2">Schlüssel einrichten:</text:p>
      <text:p text:style-name="P2">Ins Homeverzeichnis Deines Users wechseln:</text:p>
      <text:p text:style-name="P1">cd</text:p>
      <text:p text:style-name="P2">Alte Schlüssel löschen:</text:p>
      <text:p text:style-name="P1">rm -Rf .ssh</text:p>
      <text:p text:style-name="P1"/>
      <text:p text:style-name="P2">Jetzt das Schlüsselpaar auspacken aus dem Anhang</text:p>
      <text:p text:style-name="P1">tar xvzf ssh.manfred.tgz</text:p>
      <text:p text:style-name="P1"><text:span text:style-name="T1">Nach der Aktion sollte es in Deinem Homeverzeichnis (wieder) ein .ssh Unterverzeichnis geben und darin 2 Dateien </text:span>id_rsa und id_rsa.pub</text:p>
      <text:p text:style-name="P1"/>
      <text:p text:style-name="P2">Sourcen aus dem Archiv holen:</text:p>
      <text:p text:style-name="P2">Als nächstes brauchst Du ein Arbeitsverzeichnis für git, z. B. direkt im Homeverzeichnis</text:p>
      <text:p text:style-name="P1">mkdir git</text:p>
      <text:p text:style-name="P2">da wechselst Du rein</text:p>
      <text:p text:style-name="P1">cd git</text:p>
      <text:p text:style-name="P2">Falls es da aus unseren bisherigen Versuchen schon ein Unterverzeichnis repaircafe-altdorf.de geben sollte, dieses bitte nochmal löschen</text:p>
      <text:p text:style-name="P1">rm -Rf repaircafe-altdorf.de</text:p>
      <text:p text:style-name="P1"><text:soft-page-break/></text:p>
      <text:p text:style-name="P2">Und dann solltest Du Dir das git mit unserer Homepage clonen können</text:p>
      <text:p text:style-name="P1">git clone gitosis@git.gluga.de:repaircafe-altdorf.de.git</text:p>
      <text:p text:style-name="P2">Dann fragt er vermutlich, ob Du dem Host git.gluga.de vertrauen möchtest</text:p>
      <text:p text:style-name="P2">Wenn der Fingerprint 73:49:d6:81:35:43:e4:bc:69:22:61:a5:0b:66:92:6c lautet, kannst Du das guten Gewissens mit einem</text:p>
      <text:p text:style-name="P1">yes</text:p>
      <text:p text:style-name="P2">bestätigen.</text:p>
      <text:p text:style-name="P2">Und dann will er noch das Passwort für den Private Key von Dir wissen. Ich habe als Initialkennwort mal das gleiche vergeben, das Du auch als Admin der Mailinglisten im Webinterface brauchst (wenn Du z. B. Postings freischalten willst).</text:p>
      <text:p text:style-name="P1"/>
      <text:p text:style-name="P2">Ja und dann sollte er Dir die Files der Homepage runterladen. Anschließend sollte es das Unterverzeichnis repaircafe-altdorf.de wieder geben und da sollte auch was drin liegen.</text:p>
      <text:p text:style-name="P1"/>
      <text:p text:style-name="P2">Git Grundkonfiguration:</text:p>
      <text:p text:style-name="P1">git config --global user.name "Manfred Hajek"</text:p>
      <text:p text:style-name="P1">git config --global user.email manfred.hajek@gmail.com</text:p>
      <text:p text:style-name="P1"/>
      <text:p text:style-name="P2">Damit Git nicht bei jedem push meckert.</text:p>
      <text:p text:style-name="P1">git config --global push.default simpl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7T09:11:38.155275632</dc:date>
    <dc:creator>Manfred Hajek</dc:creator>
    <meta:generator>LibreOffice/5.0.3.2$Linux_X86_64 LibreOffice_project/00m0$Build-2</meta:generator>
    <meta:editing-duration>PT25M52S</meta:editing-duration>
    <meta:editing-cycles>3</meta:editing-cycles>
    <meta:document-statistic meta:table-count="0" meta:image-count="0" meta:object-count="0" meta:page-count="2" meta:paragraph-count="57" meta:word-count="368" meta:character-count="2537" meta:non-whitespace-character-count="2226"/>
  </office:meta>
</office:document-meta>
</file>